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7.7787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5.6356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4.92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dimensions (en mètre)</text:p>
          </table:table-cell>
          <table:table-cell office:value-type="string" table:style-name="ce2">
            <text:p>salle</text:p>
          </table:table-cell>
          <table:table-cell office:value-type="string" table:style-name="ce2">
            <text:p>porte(bois)</text:p>
          </table:table-cell>
          <table:table-cell office:value-type="string" table:style-name="ce2">
            <text:p>vitre</text:p>
          </table:table-cell>
          <table:table-cell office:value-type="string" table:style-name="ce2">
            <text:p>plafond(béton brut)</text:p>
          </table:table-cell>
          <table:table-cell office:value-type="string" table:style-name="ce2">
            <text:p>mur s1(briques peintes ou vernies)</text:p>
          </table:table-cell>
          <table:table-cell office:value-type="string" table:style-name="ce2">
            <text:p>mur s2(briques peintes ou vernies)</text:p>
          </table:table-cell>
          <table:table-cell office:value-type="string" table:style-name="ce2">
            <text:p>mur3(briques peintes ou vernies)</text:p>
          </table:table-cell>
          <table:table-cell office:value-type="string" table:style-name="ce2">
            <text:p>mur4(briques peintes ou vernies)</text:p>
          </table:table-cell>
          <table:table-cell office:value-type="string" table:style-name="ce2">
            <text:p>sol(carrelage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ngueur (en m)</text:p>
          </table:table-cell>
          <table:table-cell office:value-type="float" office:value="6" table:style-name="ce2">
            <text:p>6</text:p>
          </table:table-cell>
          <table:table-cell office:value-type="float" office:value="2.4350000000000001" table:style-name="ce2">
            <text:p>2,435</text:p>
          </table:table-cell>
          <table:table-cell office:value-type="float" office:value="1.845" table:style-name="ce2">
            <text:p>1,84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rgeur (en m)</text:p>
          </table:table-cell>
          <table:table-cell office:value-type="float" office:value="5.98" table:style-name="ce2">
            <text:p>5,98</text:p>
          </table:table-cell>
          <table:table-cell office:value-type="float" office:value="2.165" table:style-name="ce2">
            <text:p>2,165</text:p>
          </table:table-cell>
          <table:table-cell office:value-type="float" office:value="0.47" table:style-name="ce2">
            <text:p>0,47</text:p>
          </table:table-cell>
          <table:table-cell office:value-type="float" office:value="5.98" table:style-name="ce2">
            <text:p>5,98</text:p>
          </table:table-cell>
          <table:table-cell table:number-columns-repeated="2" table:style-name="ce2"/>
          <table:table-cell office:value-type="float" office:value="5.98" table:style-name="ce2">
            <text:p>5,98</text:p>
          </table:table-cell>
          <table:table-cell office:value-type="float" office:value="5.98" table:style-name="ce2">
            <text:p>5,98</text:p>
          </table:table-cell>
          <table:table-cell office:value-type="float" office:value="5.98" table:style-name="ce2">
            <text:p>5,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uteur (en m)</text:p>
          </table:table-cell>
          <table:table-cell office:value-type="float" office:value="3.0449999999999999" table:style-name="ce2">
            <text:p>3,045</text:p>
          </table:table-cell>
          <table:table-cell table:number-columns-repeated="3" table:style-name="ce2"/>
          <table:table-cell office:value-type="float" office:value="3.0449999999999999" table:style-name="ce2">
            <text:p>3,045</text:p>
          </table:table-cell>
          <table:table-cell office:value-type="float" office:value="3.0449999999999999" table:style-name="ce2">
            <text:p>3,045</text:p>
          </table:table-cell>
          <table:table-cell office:value-type="float" office:value="3.0449999999999999" table:style-name="ce2">
            <text:p>3,045</text:p>
          </table:table-cell>
          <table:table-cell office:value-type="float" office:value="3.0449999999999999" table:style-name="ce2">
            <text:p>3,045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1">
            <text:p>surface (en m2)</text:p>
          </table:table-cell>
          <table:table-cell office:value-type="float" office:value="144.7182" table:style-name="ce2">
            <text:p>144,7182</text:p>
          </table:table-cell>
          <table:table-cell office:value-type="float" office:value="5.2717749999999999" table:formula="of:=PRODUCT(2.435;2.165)" table:style-name="ce2">
            <text:p>5,271775</text:p>
          </table:table-cell>
          <table:table-cell office:value-type="float" office:value="0.86714999999999998" table:formula="of:=PRODUCT(1.845;0.47)" table:style-name="ce2">
            <text:p>0,86715</text:p>
          </table:table-cell>
          <table:table-cell office:value-type="float" office:value="35.880000000000003" table:formula="of:=PRODUCT([.E2];[.E3])" table:style-name="ce2">
            <text:p>35,88</text:p>
          </table:table-cell>
          <table:table-cell office:value-type="float" office:value="13" table:style-name="ce2">
            <text:p>13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209099999999999" table:formula="of:=PRODUCT([.H3:.H4])" table:style-name="ce2">
            <text:p>18,2091</text:p>
          </table:table-cell>
          <table:table-cell office:value-type="float" office:value="18.209099999999999" table:style-name="ce2">
            <text:p>18,2091</text:p>
          </table:table-cell>
          <table:table-cell office:value-type="float" office:value="35.880000000000003" table:style-name="ce2">
            <text:p>35,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olume (en m3)</text:p>
          </table:table-cell>
          <table:table-cell office:value-type="float" office:value="109.25460000000001" table:formula="of:=PRODUCT(6;5.98;3.045)" table:style-name="ce2">
            <text:p>109,2546</text:p>
          </table:table-cell>
          <table:table-cell office:value-type="float" office:value="0.18451212500000003" table:formula="of:=PRODUCT([.C5];[.C7])" table:style-name="ce2">
            <text:p>0,184512125</text:p>
          </table:table-cell>
          <table:table-cell table:number-columns-repeated="7" table:style-name="ce2"/>
          <table:table-cell table:number-columns-repeated="16374"/>
        </table:table-row>
        <table:table-row table:style-name="ro1">
          <table:table-cell office:value-type="string" table:style-name="ce1">
            <text:p>epaisseur</text:p>
          </table:table-cell>
          <table:table-cell table:style-name="ce2"/>
          <table:table-cell office:value-type="float" office:value="3.5000000000000003E-2" table:style-name="ce2">
            <text:p>0,035</text:p>
          </table:table-cell>
          <table:table-cell table:number-columns-repeated="7" table:style-name="ce2"/>
          <table:table-cell table:number-columns-repeated="16374"/>
        </table:table-row>
        <table:table-row table:style-name="ro1">
          <table:table-cell office:value-type="string" table:style-name="ce1">
            <text:p>coefficient d absorption</text:p>
          </table:table-cell>
          <table:table-cell table:style-name="ce2"/>
          <table:table-cell office:value-type="float" office:value="0.09" table:style-name="ce2">
            <text:p>0,09</text:p>
          </table:table-cell>
          <table:table-cell office:value-type="float" office:value="0.03" table:style-name="ce2">
            <text:p>0,03</text:p>
          </table:table-cell>
          <table:table-cell office:value-type="float" office:value="0.03" table:style-name="ce2">
            <text:p>0,03</text:p>
          </table:table-cell>
          <table:table-cell office:value-type="float" office:value="0.02" table:style-name="ce2">
            <text:p>0,02</text:p>
          </table:table-cell>
          <table:table-cell office:value-type="float" office:value="0.02" table:style-name="ce2">
            <text:p>0,02</text:p>
          </table:table-cell>
          <table:table-cell office:value-type="float" office:value="0.02" table:style-name="ce2">
            <text:p>0,02</text:p>
          </table:table-cell>
          <table:table-cell office:value-type="float" office:value="0.02" table:style-name="ce2">
            <text:p>0,02</text:p>
          </table:table-cell>
          <table:table-cell office:value-type="float" office:value="0.03" table:style-name="ce2">
            <text:p>0,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ire d absorption</text:p>
          </table:table-cell>
          <table:table-cell table:style-name="ce2"/>
          <table:table-cell office:value-type="float" office:value="3.0640251844814064E-3" table:formula="of:=PRODUCT([.C5:.C8])" table:style-name="ce2">
            <text:p>0,003064025</text:p>
          </table:table-cell>
          <table:table-cell office:value-type="float" office:value="2.6014499999999999E-2" table:formula="of:=PRODUCT([.D8];[.D5])" table:style-name="ce2">
            <text:p>0,0260145</text:p>
          </table:table-cell>
          <table:table-cell office:value-type="float" office:value="1.0764" table:formula="of:=PRODUCT([.E8];[.E5])" table:style-name="ce2">
            <text:p>1,0764</text:p>
          </table:table-cell>
          <table:table-cell office:value-type="float" office:value="0.26" table:formula="of:=PRODUCT([.F8];[.F5])" table:style-name="ce2">
            <text:p>0,26</text:p>
          </table:table-cell>
          <table:table-cell office:value-type="float" office:value="0.34799999999999998" table:formula="of:=PRODUCT([.G8];[.G5])" table:style-name="ce2">
            <text:p>0,348</text:p>
          </table:table-cell>
          <table:table-cell office:value-type="float" office:value="0.36418200000000001" table:formula="of:=PRODUCT([.H8];[.H5])" table:style-name="ce2">
            <text:p>0,364182</text:p>
          </table:table-cell>
          <table:table-cell office:value-type="float" office:value="0.36418200000000001" table:formula="of:=PRODUCT([.I8];[.I5])" table:style-name="ce2">
            <text:p>0,364182</text:p>
          </table:table-cell>
          <table:table-cell office:value-type="float" office:value="1.0764" table:formula="of:=PRODUCT([.J8];[.J5])" table:style-name="ce2">
            <text:p>1,07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efficient de transmission</text:p>
          </table:table-cell>
          <table:table-cell table:style-name="ce2"/>
          <table:table-cell office:value-type="string" table:style-name="ce2">
            <text:p>1,585*0,001</text:p>
          </table:table-cell>
          <table:table-cell office:value-type="string" table:style-name="ce2">
            <text:p>5*0,0001</text:p>
          </table:table-cell>
          <table:table-cell office:value-type="string" table:style-name="ce2">
            <text:p>6,31*0,0000001</text:p>
          </table:table-cell>
          <table:table-cell office:value-type="string" table:style-name="ce2">
            <text:p>1,585*0,000001</text:p>
          </table:table-cell>
          <table:table-cell office:value-type="string" table:style-name="ce2">
            <text:p>1,585*0,000001</text:p>
          </table:table-cell>
          <table:table-cell office:value-type="string" table:style-name="ce2">
            <text:p>1,585*0,000001</text:p>
          </table:table-cell>
          <table:table-cell office:value-type="string" table:style-name="ce2">
            <text:p>1,585*0,000001</text:p>
          </table:table-cell>
          <table:table-cell office:value-type="string" table:style-name="ce2">
            <text:p>7,943*0,00000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dice d affaiblissement (en dB)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33" table:style-name="ce2">
            <text:p>33</text:p>
          </table:table-cell>
          <table:table-cell office:value-type="float" office:value="62" table:style-name="ce2">
            <text:p>62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61" table:style-name="ce2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 niveau du bruit L1 (en dB)</text:p>
          </table:table-cell>
          <table:table-cell office:value-type="float" office:value="97" table:style-name="ce2">
            <text:p>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 niveau du bruit L7 (en dB)</text:p>
          </table:table-cell>
          <table:table-cell office:value-type="float" office:value="102" table:style-name="ce2">
            <text:p>1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2 (en dB)</text:p>
          </table:table-cell>
          <table:table-cell office:value-type="float" office:value="75" table:style-name="ce2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3 (en dB)</text:p>
          </table:table-cell>
          <table:table-cell office:value-type="float" office:value="68" table:style-name="ce2">
            <text:p>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4 (en dB)</text:p>
          </table:table-cell>
          <table:table-cell office:value-type="float" office:value="66" table:style-name="ce2">
            <text:p>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5 (en dB)</text:p>
          </table:table-cell>
          <table:table-cell office:value-type="float" office:value="64" table:style-name="ce2">
            <text:p>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6 (en dB)</text:p>
          </table:table-cell>
          <table:table-cell office:value-type="float" office:value="65" table:style-name="ce2">
            <text:p>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olement brut Db (en dB)</text:p>
          </table:table-cell>
          <table:table-cell office:value-type="float" office:value="29.4" table:style-name="ce2">
            <text:p>29,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olement brut Db2 (en dB)</text:p>
          </table:table-cell>
          <table:table-cell office:value-type="float" office:value="34.4" table:style-name="ce2">
            <text:p>34,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olement normalisé Dn (en dB)</text:p>
          </table:table-cell>
          <table:table-cell office:value-type="float" office:value="42.27" table:style-name="ce2">
            <text:p>42,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olement normalisé Dn2 (en dB)</text:p>
          </table:table-cell>
          <table:table-cell office:value-type="float" office:value="47.27" table:style-name="ce2">
            <text:p>47,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mps de réverbération Tr en s</text:p>
          </table:table-cell>
          <table:table-cell office:value-type="float" office:value="4.97" table:style-name="ce2">
            <text:p>4,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 en s</text:p>
          </table:table-cell>
          <table:table-cell office:value-type="float" office:value="0.5" table:style-name="ce2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ableau de correction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les nouveaux matériaux d isolation acoustique</text:p>
          </table:table-cell>
          <table:table-cell table:style-name="ce1"/>
          <table:table-cell office:value-type="string" table:style-name="ce1">
            <text:p>siège capitonné simple avec cuir</text:p>
          </table:table-cell>
          <table:table-cell office:value-type="string" table:style-name="ce1">
            <text:p>verre 6 mm</text:p>
          </table:table-cell>
          <table:table-cell office:value-type="string" table:style-name="ce1">
            <text:p>platre<text:s/></text:p>
          </table:table-cell>
          <table:table-cell office:value-type="string" table:style-name="ce1">
            <text:p>toile barrisol 70 mms 10 kg/m3</text:p>
          </table:table-cell>
          <table:table-cell office:value-type="string" table:style-name="ce1">
            <text:p>toile barrisol 70 mms 10 kg/m3</text:p>
          </table:table-cell>
          <table:table-cell office:value-type="string" table:style-name="ce1">
            <text:p>toile barrisol 70 mms 10 kg/m3</text:p>
          </table:table-cell>
          <table:table-cell office:value-type="string" table:style-name="ce1">
            <text:p>toile barrisol 70 mms 10 kg/m3</text:p>
          </table:table-cell>
          <table:table-cell office:value-type="string" table:style-name="ce1">
            <text:p>sol pvc sur sous couche 3m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efficient d absorption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03" table:style-name="ce1">
            <text:p>0,03</text:p>
          </table:table-cell>
          <table:table-cell office:value-type="float" office:value="0.04" table:style-name="ce1">
            <text:p>0,04</text:p>
          </table:table-cell>
          <table:table-cell office:value-type="float" office:value="0.3" table:style-name="ce1">
            <text:p>0,3</text:p>
          </table:table-cell>
          <table:table-cell office:value-type="float" office:value="0.3" table:style-name="ce1">
            <text:p>0,3</text:p>
          </table:table-cell>
          <table:table-cell office:value-type="float" office:value="0.3" table:style-name="ce1">
            <text:p>0,3</text:p>
          </table:table-cell>
          <table:table-cell office:value-type="float" office:value="0.3" table:style-name="ce1">
            <text:p>0,3</text:p>
          </table:table-cell>
          <table:table-cell office:value-type="float" office:value="0.12" table:style-name="ce1">
            <text:p>0,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ire d absorption</text:p>
          </table:table-cell>
          <table:table-cell table:style-name="ce1"/>
          <table:table-cell office:value-type="float" office:value="0.52717749999999997" table:style-name="ce1">
            <text:p>0,5271775</text:p>
          </table:table-cell>
          <table:table-cell office:value-type="float" office:value="2.5999999999999999E-2" table:style-name="ce1">
            <text:p>0,026</text:p>
          </table:table-cell>
          <table:table-cell office:value-type="float" office:value="1.4352" table:style-name="ce1">
            <text:p>1,4352</text:p>
          </table:table-cell>
          <table:table-cell office:value-type="float" office:value="3.9" table:style-name="ce1">
            <text:p>3,9</text:p>
          </table:table-cell>
          <table:table-cell office:value-type="float" office:value="5.22" table:style-name="ce1">
            <text:p>5,22</text:p>
          </table:table-cell>
          <table:table-cell office:value-type="float" office:value="5.4627299999999996" table:style-name="ce1">
            <text:p>5,46273</text:p>
          </table:table-cell>
          <table:table-cell office:value-type="float" office:value="5.4627299999999996" table:style-name="ce1">
            <text:p>5,46273</text:p>
          </table:table-cell>
          <table:table-cell office:value-type="float" office:value="4.3056000000000001" table:style-name="ce1">
            <text:p>4,305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aire d absorption équivalente</text:p>
          </table:table-cell>
          <table:table-cell office:value-type="string" table:style-name="ce1">
            <text:p>prix <text:s/>en D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 chaises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bleau de maitre 1 m2</text:p>
          </table:table-cell>
          <table:table-cell office:value-type="float" office:value="0.5" table:style-name="ce1">
            <text:p>0,5</text:p>
          </table:table-cell>
          <table:table-cell office:value-type="float" office:value="140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ble 1 m2</text:p>
          </table:table-cell>
          <table:table-cell office:value-type="float" office:value="0.2" table:style-name="ce1">
            <text:p>0,2</text:p>
          </table:table-cell>
          <table:table-cell office:value-type="float" office:value="120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étagère avec livres 1 m2</text:p>
          </table:table-cell>
          <table:table-cell office:value-type="float" office:value="0.4" table:style-name="ce1">
            <text:p>0,4</text:p>
          </table:table-cell>
          <table:table-cell office:value-type="float" office:value="300" table:style-name="ce1">
            <text:p>3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écran vidéo 2 m2</text:p>
          </table:table-cell>
          <table:table-cell office:value-type="float" office:value="0.35" table:style-name="ce1">
            <text:p>0,35</text:p>
          </table:table-cell>
          <table:table-cell office:value-type="float" office:value="179" table:style-name="ce1">
            <text:p>179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temps de réverbération Tr en s</text:p>
          </table:table-cell>
          <table:table-cell office:value-type="float" office:value="0.60719999999999996" table:style-name="ce1">
            <text:p>0,60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x en DT</text:p>
          </table:table-cell>
          <table:table-cell table:style-name="ce1"/>
          <table:table-cell office:value-type="float" office:value="88.644000000000005" table:style-name="ce1">
            <text:p>88,644</text:p>
          </table:table-cell>
          <table:table-cell office:value-type="float" office:value="52.029000000000003" table:style-name="ce1">
            <text:p>52,029</text:p>
          </table:table-cell>
          <table:table-cell office:value-type="float" office:value="1191.2159999999999" table:style-name="ce1">
            <text:p>1191,216</text:p>
          </table:table-cell>
          <table:table-cell office:value-type="float" office:value="587.35299999999995" table:style-name="ce1">
            <text:p>587,353</text:p>
          </table:table-cell>
          <table:table-cell office:value-type="float" office:value="786.149" table:style-name="ce1">
            <text:p>786,149</text:p>
          </table:table-cell>
          <table:table-cell office:value-type="float" office:value="822.70500000000004" table:style-name="ce1">
            <text:p>822,705</text:p>
          </table:table-cell>
          <table:table-cell office:value-type="float" office:value="822.70500000000004" table:style-name="ce1">
            <text:p>822,705</text:p>
          </table:table-cell>
          <table:table-cell office:value-type="float" office:value="358.8" table:style-name="ce1">
            <text:p>358,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ix total en DT</text:p>
          </table:table-cell>
          <table:table-cell office:value-type="float" office:value="5598.6009999999997" table:style-name="ce1">
            <text:p>5598,601</text:p>
          </table:table-cell>
          <table:table-cell table:number-columns-repeated="16382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nniexoussama</meta:initial-creator>
    <dc:creator>anniexoussama</dc:creator>
    <meta:creation-date>2021-04-18T19:41:39Z</meta:creation-date>
    <dc:date>2021-05-27T18:00:10Z</dc:date>
    <meta:print-date>2021-05-17T19:16:08Z</meta:print-date>
  </office:meta>
</office:document-meta>
</file>